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paragraph-rsid="001abaf3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text-properties officeooo:rsid="001941e2" officeooo:paragraph-rsid="001941e2"/>
    </style:style>
    <style:style style:name="T1" style:family="text">
      <style:text-properties officeooo:rsid="001941e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uel d’Utilisation – Application de Billetterie JO 2024</text:h>
      <text:p text:style-name="Text_20_body"/>
      <text:p text:style-name="Text_20_body">Bienvenue dans l'application de billetterie des Jeux Olympiques 2024 !<text:line-break/>Ce manuel vous guide étape par étape dans l'utilisation de <text:span text:style-name="T1">notre </text:span>l'application.</text:p>
      <text:h text:style-name="Heading_20_2" text:outline-level="2"/>
      <text:h text:style-name="Heading_20_2" text:outline-level="2">Connexion et Inscription</text:h>
      <text:h text:style-name="Heading_20_3" text:outline-level="3">🔐 Se connecter</text:h>
      <text:list xml:id="list3062266003" text:style-name="L1">
        <text:list-item>
          <text:p text:style-name="P1">Rendez-vous sur la page d’accueil.</text:p>
        </text:list-item>
        <text:list-item>
          <text:p text:style-name="P10">Cliquez sur le menu déroulant en haut a droite de la page.</text:p>
        </text:list-item>
        <text:list-item>
          <text:p text:style-name="P1">Cliquez sur <text:span text:style-name="Strong_20_Emphasis">“Se connecter”</text:span>.</text:p>
        </text:list-item>
        <text:list-item>
          <text:p text:style-name="P1">Entrez votre <text:span text:style-name="Strong_20_Emphasis">nom d’utilisateur</text:span> et votre <text:span text:style-name="Strong_20_Emphasis">mot de passe</text:span>.</text:p>
        </text:list-item>
        <text:list-item>
          <text:p text:style-name="P1">Cliquez sur <text:span text:style-name="Strong_20_Emphasis">“Connexion”</text:span>.</text:p>
        </text:list-item>
      </text:list>
      <text:h text:style-name="Heading_20_3" text:outline-level="3">📝 Créer un compte</text:h>
      <text:list xml:id="list1856945122" text:style-name="L2">
        <text:list-item>
          <text:p text:style-name="P2">Depuis <text:span text:style-name="T1">le menu déroulant sur </text:span>la page d’accueil, cliquez sur <text:span text:style-name="Strong_20_Emphasis">“Créer un compte”</text:span>.</text:p>
        </text:list-item>
        <text:list-item>
          <text:p text:style-name="P2">Remplissez le formulaire avec :</text:p>
          <text:list>
            <text:list-item>
              <text:p text:style-name="P2">Nom d’utilisateur</text:p>
            </text:list-item>
            <text:list-item>
              <text:p text:style-name="P2">Email</text:p>
            </text:list-item>
            <text:list-item>
              <text:p text:style-name="P2">Mot de passe (et confirmation)</text:p>
            </text:list-item>
          </text:list>
        </text:list-item>
        <text:list-item>
          <text:p text:style-name="P2">Cliquez sur <text:span text:style-name="Strong_20_Emphasis">“Inscription”</text:span>.</text:p>
        </text:list-item>
        <text:list-item>
          <text:p text:style-name="P2">Une fois inscrit, vous serez automatiquement connecté.</text:p>
        </text:list-item>
      </text:list>
      <text:p text:style-name="Horizontal_20_Line"/>
      <text:h text:style-name="Heading_20_2" text:outline-level="2">Tableau de bord</text:h>
      <text:p text:style-name="Text_20_body">Une fois connecté, vous accédez à votre <text:span text:style-name="Strong_20_Emphasis">tableau de bord personnel</text:span>.</text:p>
      <text:p text:style-name="Text_20_body">Vous y trouverez :</text:p>
      <text:list xml:id="list3005732592" text:style-name="L3">
        <text:list-item>
          <text:p text:style-name="P3">🎟 <text:span text:style-name="Strong_20_Emphasis">Vos billets achetés</text:span> avec :</text:p>
          <text:list>
            <text:list-item>
              <text:p text:style-name="P3">Le nom de l’événement</text:p>
            </text:list-item>
            <text:list-item>
              <text:p text:style-name="P3">La clé d’achat unique</text:p>
            </text:list-item>
            <text:list-item>
              <text:p text:style-name="P3">Un bouton <text:span text:style-name="Strong_20_Emphasis">“Voir”</text:span> pour afficher le <text:span text:style-name="Strong_20_Emphasis">QR Code</text:span> (à présenter à l’entrée)</text:p>
            </text:list-item>
            <text:list-item>
              <text:p text:style-name="P3"><text:soft-page-break/>La <text:span text:style-name="Strong_20_Emphasis">date d’achat</text:span></text:p>
            </text:list-item>
          </text:list>
        </text:list-item>
        <text:list-item>
          <text:p text:style-name="P3">🏷 <text:span text:style-name="Strong_20_Emphasis">Les offres disponibles</text:span> :</text:p>
          <text:list>
            <text:list-item>
              <text:p text:style-name="P3">Nom, description et prix de chaque événement</text:p>
            </text:list-item>
            <text:list-item>
              <text:p text:style-name="P3">Un lien <text:span text:style-name="Strong_20_Emphasis">“Ajouter au panier”</text:span> pour chaque offre</text:p>
            </text:list-item>
          </text:list>
        </text:list-item>
      </text:list>
      <text:p text:style-name="Horizontal_20_Line"/>
      <text:h text:style-name="Heading_20_2" text:outline-level="2">Panier d’achat</text:h>
      <text:list xml:id="list2086593153" text:style-name="L4">
        <text:list-item>
          <text:p text:style-name="P4">Depuis le tableau de bord, cliquez sur <text:span text:style-name="Strong_20_Emphasis">“🛒 Voir le panier”</text:span>.</text:p>
        </text:list-item>
        <text:list-item>
          <text:p text:style-name="P4">Le panier affiche la liste des offres sélectionnées.</text:p>
        </text:list-item>
        <text:list-item>
          <text:p text:style-name="P4">Vous pouvez :</text:p>
          <text:list>
            <text:list-item>
              <text:p text:style-name="P4"><text:span text:style-name="Strong_20_Emphasis">Valider l’achat</text:span> pour générer un billet</text:p>
            </text:list-item>
            <text:list-item>
              <text:p text:style-name="P4"><text:span text:style-name="Strong_20_Emphasis">Supprimer une offre</text:span> du panier</text:p>
            </text:list-item>
          </text:list>
        </text:list-item>
      </text:list>
      <text:p text:style-name="Text_20_body">Une fois validé :</text:p>
      <text:list xml:id="list3383337683" text:style-name="L5">
        <text:list-item>
          <text:p text:style-name="P5">Vous recevez un <text:span text:style-name="Strong_20_Emphasis">QR Code généré automatiquement</text:span></text:p>
        </text:list-item>
        <text:list-item>
          <text:p text:style-name="P6">Le billet est ajouté à votre tableau de bord</text:p>
        </text:list-item>
      </text:list>
      <text:p text:style-name="Horizontal_20_Line"/>
      <text:h text:style-name="Heading_20_2" text:outline-level="2">Utilisation des billets</text:h>
      <text:list xml:id="list2755206981" text:style-name="L6">
        <text:list-item>
          <text:p text:style-name="P7">Depuis le tableau de bord, vous pouvez <text:span text:style-name="Strong_20_Emphasis">consulter vos billets à tout moment</text:span>.</text:p>
        </text:list-item>
        <text:list-item>
          <text:p text:style-name="P7">Cliquez sur le lien <text:span text:style-name="Strong_20_Emphasis">“Voir”</text:span> pour ouvrir et afficher votre <text:span text:style-name="Strong_20_Emphasis">QR Code</text:span> dans un nouvel onglet.</text:p>
        </text:list-item>
        <text:list-item>
          <text:p text:style-name="P7">Ce QR Code peut être :</text:p>
          <text:list>
            <text:list-item>
              <text:p text:style-name="P7"><text:span text:style-name="Strong_20_Emphasis">Présenté à l’entrée de l’événement</text:span></text:p>
            </text:list-item>
            <text:list-item>
              <text:p text:style-name="P7"><text:span text:style-name="Strong_20_Emphasis">Imprimé</text:span> ou <text:span text:style-name="Strong_20_Emphasis">sauvegardé</text:span> sur votre téléphone</text:p>
            </text:list-item>
          </text:list>
        </text:list-item>
      </text:list>
      <text:p text:style-name="Horizontal_20_Line"/>
      <text:h text:style-name="Heading_20_2" text:outline-level="2">Page Profil</text:h>
      <text:list xml:id="list3583970723" text:style-name="L7">
        <text:list-item>
          <text:p text:style-name="P8">En cliquant sur votre nom en haut du site, vous accédez à votre <text:span text:style-name="Strong_20_Emphasis">profil utilisateur</text:span>.</text:p>
        </text:list-item>
        <text:list-item>
          <text:p text:style-name="P8">Vous y retrouvez vos <text:span text:style-name="Strong_20_Emphasis">informations personnelles</text:span>.</text:p>
        </text:list-item>
        <text:list-item>
          <text:p text:style-name="P8">Option disponible pour <text:span text:style-name="Strong_20_Emphasis">se déconnecter</text:span>.</text:p>
        </text:list-item>
      </text:list>
      <text:p text:style-name="Horizontal_20_Line"/>
      <text:h text:style-name="Heading_20_2" text:outline-level="2">Déconnexion</text:h>
      <text:list xml:id="list1035670208" text:style-name="L8">
        <text:list-item>
          <text:p text:style-name="P9">Cliquez sur le bouton <text:span text:style-name="Strong_20_Emphasis">“Déconnexion”</text:span> en haut à droite pour quitter votre session de manière sécurisée. 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19T00:32:29.031000000</meta:creation-date>
    <dc:date>2025-04-19T00:52:00.793000000</dc:date>
    <meta:editing-duration>PT9M21S</meta:editing-duration>
    <meta:editing-cycles>1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49" meta:word-count="360" meta:character-count="1997" meta:non-whitespace-character-count="1720"/>
  </office:meta>
</office:document-meta>
</file>